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2-10-11_07-44-17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2-10-11_05-01-57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起きた時刻（夜中） / 2022">
            <text:p>:m :PHOTO 起きた時刻（夜中）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1">
            <text:p>21</text:p>
          </table:table-cell>
          <table:table-cell table:style-name="ce17" office:value-type="string">
            <text:p>2022-10-12_05-01-42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:PHOTO 起きた時刻（夜中） / 2022">
            <text:p>:m :PHOTO 起きた時刻（夜中） / 2022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2-10-11_01-27-13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:PHOTO 寝た時刻 / 2022">
            <text:p>:m :PHOTO 寝た時刻 / 2022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0">
            <text:p>20</text:p>
          </table:table-cell>
          <table:table-cell table:style-name="ce17" office:value-type="string">
            <text:p>2022-10-12_01-33-55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:PHOTO 寝た時刻 / 2022">
            <text:p>:m :PHOTO 寝た時刻 / 2022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2-10-11_12-11-59_000.jpg</text:p>
          </table:table-cell>
          <table:table-cell table:style-name="ce27" office:value-type="string">
            <text:p>:m RES 1*1 / free# JVEMV6 68#_373:1 / 68. theoretical-physics(tp) / topics=量子力学：朝永,w=~,s=~,i=~,doc=r-7-A1~1.4.1:f-4#4,other=calc+</text:p>
          </table:table-cell>
          <table:table-cell table:style-name="ce27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RES 1*1 / free# JVEMV6 68#_373:1 / 68. theoretical-physics(tp) / topics=量子力学：朝永,w=~,s=~,i=~,doc=r-7-A1~1.4.1:f-4#4,other=calc+">
            <text:p>:m RES 1*1 / free# JVEMV6 68#_373:1 / 68. theoretical-physics(tp) / topics=量子力学：朝永,w=~,s=~,i=~,doc=r-7-A1~1.4.1:f-4#4,other=calc+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8" office:value-type="string">
            <text:p>2022-10-11_07-44-05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記録 / お酒：飲んだ量">
            <text:p>:m 記録 / お酒：飲んだ量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2">
            <text:p>22</text:p>
          </table:table-cell>
          <table:table-cell table:style-name="ce10" office:value-type="string">
            <text:p>2022-10-12_07-38-03_000.jpg</text:p>
          </table:table-cell>
          <table:table-cell table:style-name="ce20" office:value-type="string">
            <text:p>:m 記録 / お酒：飲んだ量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9" office:value-type="string">
            <text:p>2022-10-10_20-28-39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m 食べた物 ">
            <text:p>:m 食べた物 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2-10-11_12-45-34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51" table:formula="of:=IF([.E11]=&quot;&quot;;[.C11];CONCATENATE([.C11];&quot; / &quot;;[.E11]))" office:value-type="string" office:string-value=":m 食べた物 ">
            <text:p>:m 食べた物 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7">
            <text:p>17</text:p>
          </table:table-cell>
          <table:table-cell table:style-name="ce19" office:value-type="string">
            <text:p>2022-10-11_21-03-35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2]=&quot;&quot;;[.C12];CONCATENATE([.C12];&quot; / &quot;;[.E12]))" office:value-type="string" office:string-value=":m 食べた物 ">
            <text:p>:m 食べた物 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23">
            <text:p>23</text:p>
          </table:table-cell>
          <table:table-cell table:style-name="ce19" office:value-type="string">
            <text:p>2022-10-12_07-38-29_000.jpg</text:p>
          </table:table-cell>
          <table:table-cell table:style-name="ce27" office:value-type="string">
            <text:p>:PHOTO 記録 / 文書　/ occasion=~ / for=やることリスト：その日にやること：予定表 / doc=~,other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3]=&quot;&quot;;[.C13];CONCATENATE([.C13];&quot; / &quot;;[.E13]))" office:value-type="string" office:string-value=":PHOTO 記録 / 文書　/ occasion=~ / for=やることリスト：その日にやること：予定表 / doc=~,other=~">
            <text:p>:PHOTO 記録 / 文書　/ occasion=~ / for=やることリスト：その日にやること：予定表 / doc=~,other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4">
            <text:p>14</text:p>
          </table:table-cell>
          <table:table-cell table:style-name="ce10" office:value-type="string">
            <text:p>2022-10-11_17-52-06_000.mp4</text:p>
          </table:table-cell>
          <table:table-cell table:style-name="ce27" office:value-type="string">
            <text:p>:VIDEO / @自室 / 記録 / guitar / 演奏、play / R=1 / genr=melody,key=D,tuning=1:5-2:4-3:1h-4;1,Re~,other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4]=&quot;&quot;;[.C14];CONCATENATE([.C14];&quot; / &quot;;[.E14]))" office:value-type="string" office:string-value=":VIDEO / @自室 / 記録 / guitar / 演奏、play / R=1 / genr=melody,key=D,tuning=1:5-2:4-3:1h-4;1,Re~,other=~">
            <text:p>:VIDEO / @自室 / 記録 / guitar / 演奏、play / R=1 / genr=melody,key=D,tuning=1:5-2:4-3:1h-4;1,Re~,other=~</text:p>
          </table:table-cell>
          <table:table-cell table:style-name="ce10" table:formula="of:=RIGHT([.B14];[.K14])" office:value-type="string" office:string-value="mp4">
            <text:p>mp4</text:p>
          </table:table-cell>
          <table:table-cell table:style-name="ce53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8">
            <text:p>18</text:p>
          </table:table-cell>
          <table:table-cell table:style-name="ce17" office:value-type="string">
            <text:p>2022-10-12_01-18-40_000.mp4</text:p>
          </table:table-cell>
          <table:table-cell table:style-name="ce27" office:value-type="string">
            <text:p>:VIDEO / @自室 / 記録 / jap.flute / 演奏、play / R=1 / genre=melody:japanese-trad,record,file-piece-id=~,memo=~,session=hour-01,other=~ / follow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5]=&quot;&quot;;[.C15];CONCATENATE([.C15];&quot; / &quot;;[.E15]))" office:value-type="string" office:string-value=":VIDEO / @自室 / 記録 / jap.flute / 演奏、play / R=1 / genre=melody:japanese-trad,record,file-piece-id=~,memo=~,session=hour-01,other=~ / follow~">
            <text:p>:VIDEO / @自室 / 記録 / jap.flute / 演奏、play / R=1 / genre=melody:japanese-trad,record,file-piece-id=~,memo=~,session=hour-01,other=~ / follow~</text:p>
          </table:table-cell>
          <table:table-cell table:style-name="ce10" table:formula="of:=RIGHT([.B15];[.K15])" office:value-type="string" office:string-value="mp4">
            <text:p>mp4</text:p>
          </table:table-cell>
          <table:table-cell table:style-name="ce53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6">
            <text:p>16</text:p>
          </table:table-cell>
          <table:table-cell table:style-name="ce17" office:value-type="string">
            <text:p>2022-10-11_18-25-44_000.mp4</text:p>
          </table:table-cell>
          <table:table-cell table:style-name="ce27" office:value-type="string">
            <text:p>:VIDEO / @自室 / 記録 / jap.flute / 演奏、play / R=1 / record,file-piece-id=~,memo=~,session=hour-18,other=~ / follow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string" office:string-value=":VIDEO / @自室 / 記録 / jap.flute / 演奏、play / R=1 / record,file-piece-id=~,memo=~,session=hour-18,other=~ / follow~">
            <text:p>:VIDEO / @自室 / 記録 / jap.flute / 演奏、play / R=1 / record,file-piece-id=~,memo=~,session=hour-18,other=~ / follow~</text:p>
          </table:table-cell>
          <table:table-cell table:style-name="ce10" table:formula="of:=RIGHT([.B16];[.K16])" office:value-type="string" office:string-value="mp4">
            <text:p>mp4</text:p>
          </table:table-cell>
          <table:table-cell table:style-name="ce53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2-10-10_21-42-32_000.mp4</text:p>
          </table:table-cell>
          <table:table-cell table:style-name="ce27" office:value-type="string">
            <text:p>:VIDEO / @自室 / 記録 / jap.flute / 演奏、play / R=1 / record,file-piece-id=~,memo=~,session=hour-21,other=~ / follow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string" office:string-value=":VIDEO / @自室 / 記録 / jap.flute / 演奏、play / R=1 / record,file-piece-id=~,memo=~,session=hour-21,other=~ / follow~">
            <text:p>:VIDEO / @自室 / 記録 / jap.flute / 演奏、play / R=1 / record,file-piece-id=~,memo=~,session=hour-21,other=~ / follow~</text:p>
          </table:table-cell>
          <table:table-cell table:style-name="ce10" table:formula="of:=RIGHT([.B17];[.K17])" office:value-type="string" office:string-value="mp4">
            <text:p>mp4</text:p>
          </table:table-cell>
          <table:table-cell table:style-name="ce53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2-10-11_13-59-27_000.jpg</text:p>
          </table:table-cell>
          <table:table-cell table:style-name="ce28" office:value-type="string">
            <text:p>:m :篠笛,shinobue #*# / session-memo:session-1 / p.1:genre=melody,file-piece-other=~,session=hour-13,musescore=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18]=&quot;&quot;;[.C18];CONCATENATE([.C18];&quot; / &quot;;[.E18]))" office:value-type="string" office:string-value=":m :篠笛,shinobue #*# / session-memo:session-1 / p.1:genre=melody,file-piece-other=~,session=hour-13,musescore=~">
            <text:p>:m :篠笛,shinobue #*# / session-memo:session-1 / p.1:genre=melody,file-piece-other=~,session=hour-13,musescore=~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53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2-10-11_15-40-37_000.jpg</text:p>
          </table:table-cell>
          <table:table-cell table:style-name="ce27" office:value-type="string">
            <text:p>:PHOTO 記録 / 文書　/ occasion=年金、生命保険：掛金：支払い / for=お母さんから、お金をもらう / doc=~,other=ジブラルタからの、案内の郵便物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9]=&quot;&quot;;[.C19];CONCATENATE([.C19];&quot; / &quot;;[.E19]))" office:value-type="string" office:string-value=":PHOTO 記録 / 文書　/ occasion=年金、生命保険：掛金：支払い / for=お母さんから、お金をもらう / doc=~,other=ジブラルタからの、案内の郵便物">
            <text:p>:PHOTO 記録 / 文書　/ occasion=年金、生命保険：掛金：支払い / for=お母さんから、お金をもらう / doc=~,other=ジブラルタからの、案内の郵便物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53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9" office:value-type="string">
            <text:p>2022-10-11_16-33-31_000.jpg</text:p>
          </table:table-cell>
          <table:table-cell table:style-name="ce28" office:value-type="string">
            <text:p>:m RES 1*2 / free# JVEMV6 68#_373:2 / 68. theoretical-physics(tp) / topics=量子力学：朝永,w=~,s=~,i=~,doc=r-7-A1~1.4.1:f-6#L:1-1,other=memo+;calc+</text:p>
          </table:table-cell>
          <table:table-cell table:style-name="ce29"/>
          <table:table-cell table:style-name="ce10"/>
          <table:table-cell table:style-name="ce10"/>
          <table:table-cell table:style-name="ce51" table:formula="of:=IF([.E20]=&quot;&quot;;[.C20];CONCATENATE([.C20];&quot; / &quot;;[.E20]))" office:value-type="string" office:string-value=":m RES 1*2 / free# JVEMV6 68#_373:2 / 68. theoretical-physics(tp) / topics=量子力学：朝永,w=~,s=~,i=~,doc=r-7-A1~1.4.1:f-6#L:1-1,other=memo+;calc+">
            <text:p>:m RES 1*2 / free# JVEMV6 68#_373:2 / 68. theoretical-physics(tp) / topics=量子力学：朝永,w=~,s=~,i=~,doc=r-7-A1~1.4.1:f-6#L:1-1,other=memo+;calc+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53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9" office:value-type="string">
            <text:p>2022-10-11_16-33-46_000.jpg</text:p>
          </table:table-cell>
          <table:table-cell table:style-name="ce27" office:value-type="string">
            <text:p>:m RES 2*2 / free# JVEMV6 68#_373:2 / 68. theoretical-physics(tp) / topics=量子力学：朝永,w=~,s=~,i=~,doc=r-7-A1~1.4.1:f-9#L:1-0,other=memo+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string" office:string-value=":m RES 2*2 / free# JVEMV6 68#_373:2 / 68. theoretical-physics(tp) / topics=量子力学：朝永,w=~,s=~,i=~,doc=r-7-A1~1.4.1:f-9#L:1-0,other=memo+">
            <text:p>:m RES 2*2 / free# JVEMV6 68#_373:2 / 68. theoretical-physics(tp) / topics=量子力学：朝永,w=~,s=~,i=~,doc=r-7-A1~1.4.1:f-9#L:1-0,other=memo+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53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2-10-11_17-10-04_000.jpg</text:p>
          </table:table-cell>
          <table:table-cell table:style-name="ce27" office:value-type="string">
            <text:p>:m 1-2*2 RES / free / res-id=XOL4 / theme=満州事変 / session-number=1 / doc=:d-1#1,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string" office:string-value=":m 1-2*2 RES / free / res-id=XOL4 / theme=満州事変 / session-number=1 / doc=:d-1#1,other=~">
            <text:p>:m 1-2*2 RES / free / res-id=XOL4 / theme=満州事変 / session-number=1 / doc=:d-1#1,other=~</text:p>
          </table:table-cell>
          <table:table-cell table:style-name="ce10" table:formula="of:=RIGHT([.B22];[.K22])" office:value-type="string" office:string-value="jpg">
            <text:p>jpg</text:p>
          </table:table-cell>
          <table:table-cell table:style-name="ce53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5">
            <text:p>15</text:p>
          </table:table-cell>
          <table:table-cell table:style-name="ce10" office:value-type="string">
            <text:p>2022-10-11_17-55-41_000.jpg</text:p>
          </table:table-cell>
          <table:table-cell table:style-name="ce27" office:value-type="string">
            <text:p>:m :guitar #*# / session-memo / p.1:genre=melody,tuning=1:5-2:4-3:1h-4:1,key=D,file-piece-id=~,capo=2,musescore=~ \\\ p.1-&lt;2&gt;:genre=melody,tuning=1A-2G-3Ef-4D,file-piece-id=~,capo=2,musescore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3]=&quot;&quot;;[.C23];CONCATENATE([.C23];&quot; / &quot;;[.E23]))" office:value-type="string" office:string-value=":m :guitar #*# / session-memo / p.1:genre=melody,tuning=1:5-2:4-3:1h-4:1,key=D,file-piece-id=~,capo=2,musescore=~ \\\ p.1-&lt;2&gt;:genre=melody,tuning=1A-2G-3Ef-4D,file-piece-id=~,capo=2,musescore=~">
            <text:p>:m :guitar #*# / session-memo / p.1:genre=melody,tuning=1:5-2:4-3:1h-4:1,key=D,file-piece-id=~,capo=2,musescore=~ \\\ p.1-&lt;2&gt;:genre=melody,tuning=1A-2G-3Ef-4D,file-piece-id=~,capo=2,musescore=~</text:p>
          </table:table-cell>
          <table:table-cell table:style-name="ce10" table:formula="of:=RIGHT([.B23];[.K23])" office:value-type="string" office:string-value="jpg">
            <text:p>jpg</text:p>
          </table:table-cell>
          <table:table-cell table:style-name="ce53" table:formula="of:=FIND(&quot;.&quot;;[.B23];1)" office:value-type="float" office:value="24">
            <text:p>24</text:p>
          </table:table-cell>
          <table:table-cell table:formula="of:=LEN([.B23])" office:value-type="float" office:value="27">
            <text:p>27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9">
            <text:p>19</text:p>
          </table:table-cell>
          <table:table-cell table:style-name="ce17" office:value-type="string">
            <text:p>2022-10-12_01-33-49_000.jpg</text:p>
          </table:table-cell>
          <table:table-cell table:style-name="ce27" office:value-type="string">
            <text:p>:m 記録 / 身体 / 全身像 / 顔 / 様子 / time=夜；occasion=楽器演奏したあと（篠笛）,other=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24]=&quot;&quot;;[.C24];CONCATENATE([.C24];&quot; / &quot;;[.E24]))" office:value-type="string" office:string-value=":m 記録 / 身体 / 全身像 / 顔 / 様子 / time=夜；occasion=楽器演奏したあと（篠笛）,other=~">
            <text:p>:m 記録 / 身体 / 全身像 / 顔 / 様子 / time=夜；occasion=楽器演奏したあと（篠笛）,other=~</text:p>
          </table:table-cell>
          <table:table-cell table:style-name="ce10" table:formula="of:=RIGHT([.B24];[.K24])" office:value-type="string" office:string-value="jpg">
            <text:p>jpg</text:p>
          </table:table-cell>
          <table:table-cell table:style-name="ce53" table:formula="of:=FIND(&quot;.&quot;;[.B24];1)" office:value-type="float" office:value="24">
            <text:p>24</text:p>
          </table:table-cell>
          <table:table-cell table:formula="of:=LEN([.B24])" office:value-type="float" office:value="27">
            <text:p>27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4">
            <text:p>24</text:p>
          </table:table-cell>
          <table:table-cell table:style-name="ce17" office:value-type="string">
            <text:p>2022-10-12_07-38-34_000.jpg</text:p>
          </table:table-cell>
          <table:table-cell table:style-name="ce27" office:value-type="string">
            <text:p>:m やることリスト / steps / occasion=風呂出る~寝る / for=~,at=自室,other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string" office:string-value=":m やることリスト / steps / occasion=風呂出る~寝る / for=~,at=自室,other=~">
            <text:p>:m やることリスト / steps / occasion=風呂出る~寝る / for=~,at=自室,other=~</text:p>
          </table:table-cell>
          <table:table-cell table:style-name="ce10" table:formula="of:=RIGHT([.B25];[.K25])" office:value-type="string" office:string-value="jpg">
            <text:p>jpg</text:p>
          </table:table-cell>
          <table:table-cell table:style-name="ce53" table:formula="of:=FIND(&quot;.&quot;;[.B25];1)" office:value-type="float" office:value="24">
            <text:p>24</text:p>
          </table:table-cell>
          <table:table-cell table:formula="of:=LEN([.B25])" office:value-type="float" office:value="27">
            <text:p>27</text:p>
          </table:table-cell>
          <table:table-cell table:formula="of:=[.J25]-[.I2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46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24">
            <text:p>24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1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7:Sheet1.C272" table:on-update-keep-styles="true" table:on-update-keep-size="false"/>
        <table:database-range table:name="XXX" table:target-range-address="Sheet1.B267:Sheet1.B267" table:on-update-keep-styles="true" table:on-update-keep-size="false"/>
        <table:database-range table:name="XXX_music" table:target-range-address="Sheet1.B268:Sheet1.B268" table:on-update-keep-styles="true" table:on-update-keep-size="false"/>
        <table:database-range table:target-range-address="Sheet1.A2:Sheet1.AMJ25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2">2022/10/12</text:date>, <text:time>11:52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0-12T11:52:39.45</dc:date>
    <dc:creator>iwabuchi ken</dc:creator>
    <meta:editing-duration>P49DT19H5M37S</meta:editing-duration>
    <meta:editing-cycles>16238</meta:editing-cycles>
    <meta:document-statistic meta:table-count="2" meta:cell-count="926" meta:object-count="0"/>
    <meta:user-defined meta:name="qrichtext">1</meta:user-defined>
  </office:meta>
</office:document-meta>
</file>